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80000009F512E273148F90146.png" manifest:media-type="image/png"/>
  <manifest:file-entry manifest:full-path="Pictures/100000000000089600000324E0869D0442115B8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9.5cm"/>
    </style:style>
    <style:style style:name="gr2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9.5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30cm" svg:height="0.15cm" svg:x="0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cm" svg:height="0.15cm" svg:x="0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2.19cm" svg:x="12cm" svg:y="0.411cm">
          <draw:image xlink:href="Pictures/100000000000089600000324E0869D0442115B82.png" xlink:type="simple" xlink:show="embed" xlink:actuate="onLoad">
            <text:p/>
          </draw:image>
        </draw:frame>
        <draw:frame draw:style-name="gr4" draw:text-style-name="P4" draw:layer="layout" svg:width="5.82cm" svg:height="2.102cm" svg:x="11.94cm" svg:y="9.398cm">
          <draw:image xlink:href="Pictures/10000000000001B80000009F512E273148F901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ério Aparecido Gonçalves</meta:initial-creator>
    <meta:creation-date>2016-08-07T20:57:17.014579211</meta:creation-date>
    <dc:date>2017-03-20T11:02:40.589213213</dc:date>
    <dc:creator>Rogério Aparecido Gonçalves</dc:creator>
    <meta:editing-duration>PT50M41S</meta:editing-duration>
    <meta:editing-cycles>16</meta:editing-cycles>
    <meta:generator>LibreOffice/5.3.1.2$Linux_X86_64 LibreOffice_project/e80a0e0fd1875e1696614d24c32df0f95f03deb2</meta:generator>
    <meta:document-statistic meta:object-count="4"/>
  </office:meta>
</office:document-meta>
</file>